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53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pha" table:style-name="ta1">
        <table:shapes>
          <draw:frame draw:z-index="0" draw:style-name="gr1" draw:text-style-name="P1" svg:width="159.99mm" svg:height="89.99mm" svg:x="88.29mm" svg:y="4.72mm">
            <loext:p draw:notify-on-update-of-ranges="Alpha.A1:Alpha.A1 Alpha.A2:Alpha.A5 Alpha.B1:Alpha.B1 Alpha.B2:Alpha.B5 Alpha.C1:Alpha.C1 Alpha.C2:Alpha.C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loorday</text:p>
          </table:table-cell>
          <table:table-cell office:value-type="string" calcext:value-type="string">
            <text:p>Average EFS</text:p>
          </table:table-cell>
          <table:table-cell office:value-type="string" calcext:value-type="string">
            <text:p>Minimum EF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.2*0.0285+[.C2]" office:value-type="float" office:value="3.7351" calcext:value-type="float">
            <text:p>3.7351</text:p>
          </table:table-cell>
          <table:table-cell office:value-type="float" office:value="3.4444" calcext:value-type="float">
            <text:p>3.444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10.2*0.0285+[.C3]" office:value-type="float" office:value="3.7351" calcext:value-type="float">
            <text:p>3.7351</text:p>
          </table:table-cell>
          <table:table-cell office:value-type="float" office:value="3.4444" calcext:value-type="float">
            <text:p>3.444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10.2*0.0285+[.C4]" office:value-type="float" office:value="4.2462" calcext:value-type="float">
            <text:p>4.2462</text:p>
          </table:table-cell>
          <table:table-cell table:formula="of:=3.4444+0.5111" office:value-type="float" office:value="3.9555" calcext:value-type="float">
            <text:p>3.955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10.2*0.0285+[.C5]" office:value-type="float" office:value="4.2462" calcext:value-type="float">
            <text:p>4.2462</text:p>
          </table:table-cell>
          <table:table-cell table:formula="of:=3.4444+0.5111" office:value-type="float" office:value="3.9555" calcext:value-type="float">
            <text:p>3.9555</text:p>
          </table:table-cell>
        </table:table-row>
      </table:table>
      <table:table table:name="Beta" table:style-name="ta1">
        <table:shapes>
          <draw:frame draw:z-index="0" draw:style-name="gr1" draw:text-style-name="P1" svg:width="160.18mm" svg:height="90.04mm" svg:x="113.4mm" svg:y="5.05mm">
            <loext:p draw:notify-on-update-of-ranges="Beta.B1:Beta.B1 Beta.B2:Beta.B13 Beta.C1:Beta.C1 Beta.C2:Beta.C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Effective Field Strength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2.4011 + 0.1034*[.A2];3)" office:value-type="float" office:value="2.401" calcext:value-type="float">
            <text:p>2.401</text:p>
          </table:table-cell>
          <table:table-cell table:formula="of:=(3.9^[.A2])*EXP(-3.9)/FACT([.A2])" office:value-type="float" office:value="0.0202419114458044" calcext:value-type="float">
            <text:p>0.0202419114458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2.4011 + 0.1034*[.A3];3)" office:value-type="float" office:value="2.505" calcext:value-type="float">
            <text:p>2.505</text:p>
          </table:table-cell>
          <table:table-cell table:formula="of:=(3.9^[.A3])*EXP(-3.9)/FACT([.A3])" office:value-type="float" office:value="0.0789434546386371" calcext:value-type="float">
            <text:p>0.078943454638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2.4011 + 0.1034*[.A4];3)" office:value-type="float" office:value="2.608" calcext:value-type="float">
            <text:p>2.608</text:p>
          </table:table-cell>
          <table:table-cell table:formula="of:=(3.9^[.A4])*EXP(-3.9)/FACT([.A4])" office:value-type="float" office:value="0.153939736545342" calcext:value-type="float">
            <text:p>0.153939736545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2.4011 + 0.1034*[.A5];3)" office:value-type="float" office:value="2.711" calcext:value-type="float">
            <text:p>2.711</text:p>
          </table:table-cell>
          <table:table-cell table:formula="of:=(3.9^[.A5])*EXP(-3.9)/FACT([.A5])" office:value-type="float" office:value="0.200121657508945" calcext:value-type="float">
            <text:p>0.2001216575089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2.4011 + 0.1034*[.A6];3)" office:value-type="float" office:value="2.815" calcext:value-type="float">
            <text:p>2.815</text:p>
          </table:table-cell>
          <table:table-cell table:formula="of:=(3.9^[.A6])*EXP(-3.9)/FACT([.A6])" office:value-type="float" office:value="0.195118616071221" calcext:value-type="float">
            <text:p>0.1951186160712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2.4011 + 0.1034*[.A7];3)" office:value-type="float" office:value="2.918" calcext:value-type="float">
            <text:p>2.918</text:p>
          </table:table-cell>
          <table:table-cell table:formula="of:=(3.9^[.A7])*EXP(-3.9)/FACT([.A7])" office:value-type="float" office:value="0.152192520535553" calcext:value-type="float">
            <text:p>0.152192520535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2.4011 + 0.1034*[.A8];3)" office:value-type="float" office:value="3.022" calcext:value-type="float">
            <text:p>3.022</text:p>
          </table:table-cell>
          <table:table-cell table:formula="of:=(3.9^[.A8])*EXP(-3.9)/FACT([.A8])" office:value-type="float" office:value="0.0989251383481093" calcext:value-type="float">
            <text:p>0.098925138348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2.4011 + 0.1034*[.A9];3)" office:value-type="float" office:value="3.125" calcext:value-type="float">
            <text:p>3.125</text:p>
          </table:table-cell>
          <table:table-cell table:formula="of:=(3.9^[.A9])*EXP(-3.9)/FACT([.A9])" office:value-type="float" office:value="0.055115434222518" calcext:value-type="float">
            <text:p>0.0551154342225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2.4011 + 0.1034*[.A10];3)" office:value-type="float" office:value="3.228" calcext:value-type="float">
            <text:p>3.228</text:p>
          </table:table-cell>
          <table:table-cell table:formula="of:=(3.9^[.A10])*EXP(-3.9)/FACT([.A10])" office:value-type="float" office:value="0.0268687741834775" calcext:value-type="float">
            <text:p>0.0268687741834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2.4011 + 0.1034*[.A11];3)" office:value-type="float" office:value="3.332" calcext:value-type="float">
            <text:p>3.332</text:p>
          </table:table-cell>
          <table:table-cell table:formula="of:=(3.9^[.A11])*EXP(-3.9)/FACT([.A11])" office:value-type="float" office:value="0.0116431354795069" calcext:value-type="float">
            <text:p>0.0116431354795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2.4011 + 0.1034*[.A12];3)" office:value-type="float" office:value="3.435" calcext:value-type="float">
            <text:p>3.435</text:p>
          </table:table-cell>
          <table:table-cell table:formula="of:=(3.9^[.A12])*EXP(-3.9)/FACT([.A12])" office:value-type="float" office:value="0.0045408228370077" calcext:value-type="float">
            <text:p>0.004540822837008</text:p>
          </table:table-cell>
        </table:table-row>
        <table:table-row table:style-name="ro1">
          <table:table-cell office:value-type="string" calcext:value-type="string">
            <text:p>&gt;10</text:p>
          </table:table-cell>
          <table:table-cell office:value-type="string" calcext:value-type="string">
            <text:p>&gt;3.435</text:p>
          </table:table-cell>
          <table:table-cell table:formula="of:=1-SUM([.C2:.C12])" office:value-type="float" office:value="0.00234879818387723" calcext:value-type="float">
            <text:p>0.002348798183877</text:p>
          </table:table-cell>
        </table:table-row>
      </table:table>
      <table:table table:name="Gamma" table:style-name="ta1">
        <table:shapes>
          <draw:frame draw:z-index="0" draw:style-name="gr1" draw:text-style-name="P1" svg:width="159.99mm" svg:height="89.99mm" svg:x="84.9mm" svg:y="2.07mm">
            <loext:p draw:notify-on-update-of-ranges="Gamma.A1:Gamma.A1 Gamma.A2:Gamma.A8 Gamma.B1:Gamma.B1 Gamma.B2:Gamma.B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76mm" svg:height="154.06mm" svg:x="288.18mm" svg:y="49.67mm">
            <loext:p draw:notify-on-update-of-ranges="Gamma.L1:Gamma.L1 Gamma.L2:Gamma.L8 Gamma.M1:Gamma.M1 Gamma.M2:Gamma.M8 Gamma.N1:Gamma.N1 Gamma.N2:Gamma.N8 Gamma.O1:Gamma.O1 Gamma.O2:Gamma.O8 Gamma.P1:Gamma.P1 Gamma.P2:Gamma.P8 Gamma.Q1:Gamma.Q1 Gamma.Q2:Gamma.Q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utput of Po(1.1) Poisson process</text:p>
          </table:table-cell>
          <table:table-cell office:value-type="string" calcext:value-type="string">
            <text:p>Probability</text:p>
          </table:table-cell>
          <table:table-cell table:number-columns-repeated="9"/>
          <table:table-cell office:value-type="string" calcext:value-type="string">
            <text:p>Heteropneum Amplitude (kCept)</text:p>
          </table:table-cell>
          <table:table-cell office:value-type="string" calcext:value-type="string">
            <text:p>Po(1.1) = 0</text:p>
          </table:table-cell>
          <table:table-cell office:value-type="string" calcext:value-type="string">
            <text:p>Po(1.1) = 1</text:p>
          </table:table-cell>
          <table:table-cell office:value-type="string" calcext:value-type="string">
            <text:p>Po(1.1) = 2</text:p>
          </table:table-cell>
          <table:table-cell office:value-type="string" calcext:value-type="string">
            <text:p>Po(1.1) = 3</text:p>
          </table:table-cell>
          <table:table-cell office:value-type="string" calcext:value-type="string">
            <text:p>Po(1.1) = 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1.1^[.A2])*EXP(-1.1)/FACT([.A2])" office:value-type="float" office:value="0.33287108369808" calcext:value-type="float">
            <text:p>0.33287108369808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0.6626+[.$L2]*0.66*[.M$10]" office:value-type="float" office:value="0.6626" calcext:value-type="float">
            <text:p>0.6626</text:p>
          </table:table-cell>
          <table:table-cell table:formula="of:=0.6626+[.$L2]*0.66*[.N$10]" office:value-type="float" office:value="0.6626" calcext:value-type="float">
            <text:p>0.6626</text:p>
          </table:table-cell>
          <table:table-cell table:formula="of:=0.6626+[.$L2]*0.66*[.O$10]" office:value-type="float" office:value="0.6626" calcext:value-type="float">
            <text:p>0.6626</text:p>
          </table:table-cell>
          <table:table-cell table:formula="of:=0.6626+[.$L2]*0.66*[.P$10]" office:value-type="float" office:value="0.6626" calcext:value-type="float">
            <text:p>0.6626</text:p>
          </table:table-cell>
          <table:table-cell table:formula="of:=0.6626+[.$L2]*0.66*[.Q$10]" office:value-type="float" office:value="0.6626" calcext:value-type="float">
            <text:p>0.6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.1^[.A3])*EXP(-1.1)/FACT([.A3])" office:value-type="float" office:value="0.366158192067887" calcext:value-type="float">
            <text:p>0.36615819206788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0.6626+[.$L3]*0.66*[.M$10]" office:value-type="float" office:value="0.6626" calcext:value-type="float">
            <text:p>0.6626</text:p>
          </table:table-cell>
          <table:table-cell table:formula="of:=0.6626+[.$L3]*0.66*[.N$10]" office:value-type="float" office:value="1.3226" calcext:value-type="float">
            <text:p>1.3226</text:p>
          </table:table-cell>
          <table:table-cell table:formula="of:=0.6626+[.$L3]*0.66*[.O$10]" office:value-type="float" office:value="1.9826" calcext:value-type="float">
            <text:p>1.9826</text:p>
          </table:table-cell>
          <table:table-cell table:formula="of:=0.6626+[.$L3]*0.66*[.P$10]" office:value-type="float" office:value="2.6426" calcext:value-type="float">
            <text:p>2.6426</text:p>
          </table:table-cell>
          <table:table-cell table:formula="of:=0.6626+[.$L3]*0.66*[.Q$10]" office:value-type="float" office:value="3.3026" calcext:value-type="float">
            <text:p>3.3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.1^[.A4])*EXP(-1.1)/FACT([.A4])" office:value-type="float" office:value="0.201387005637338" calcext:value-type="float">
            <text:p>0.201387005637338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formula="of:=0.6626+[.$L4]*0.66*[.M$10]" office:value-type="float" office:value="0.6626" calcext:value-type="float">
            <text:p>0.6626</text:p>
          </table:table-cell>
          <table:table-cell table:formula="of:=0.6626+[.$L4]*0.66*[.N$10]" office:value-type="float" office:value="1.9826" calcext:value-type="float">
            <text:p>1.9826</text:p>
          </table:table-cell>
          <table:table-cell table:formula="of:=0.6626+[.$L4]*0.66*[.O$10]" office:value-type="float" office:value="3.3026" calcext:value-type="float">
            <text:p>3.3026</text:p>
          </table:table-cell>
          <table:table-cell table:formula="of:=0.6626+[.$L4]*0.66*[.P$10]" office:value-type="float" office:value="4.6226" calcext:value-type="float">
            <text:p>4.6226</text:p>
          </table:table-cell>
          <table:table-cell table:formula="of:=0.6626+[.$L4]*0.66*[.Q$10]" office:value-type="float" office:value="5.9426" calcext:value-type="float">
            <text:p>5.9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.1^[.A5])*EXP(-1.1)/FACT([.A5])" office:value-type="float" office:value="0.073841902067024" calcext:value-type="float">
            <text:p>0.07384190206702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formula="of:=0.6626+[.$L5]*0.66*[.M$10]" office:value-type="float" office:value="0.6626" calcext:value-type="float">
            <text:p>0.6626</text:p>
          </table:table-cell>
          <table:table-cell table:formula="of:=0.6626+[.$L5]*0.66*[.N$10]" office:value-type="float" office:value="2.6426" calcext:value-type="float">
            <text:p>2.6426</text:p>
          </table:table-cell>
          <table:table-cell table:formula="of:=0.6626+[.$L5]*0.66*[.O$10]" office:value-type="float" office:value="4.6226" calcext:value-type="float">
            <text:p>4.6226</text:p>
          </table:table-cell>
          <table:table-cell table:formula="of:=0.6626+[.$L5]*0.66*[.P$10]" office:value-type="float" office:value="6.6026" calcext:value-type="float">
            <text:p>6.6026</text:p>
          </table:table-cell>
          <table:table-cell table:formula="of:=0.6626+[.$L5]*0.66*[.Q$10]" office:value-type="float" office:value="8.5826" calcext:value-type="float">
            <text:p>8.5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.1^[.A6])*EXP(-1.1)/FACT([.A6])" office:value-type="float" office:value="0.0203065230684316" calcext:value-type="float">
            <text:p>0.02030652306843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formula="of:=0.6626+[.$L6]*0.66*[.M$10]" office:value-type="float" office:value="0.6626" calcext:value-type="float">
            <text:p>0.6626</text:p>
          </table:table-cell>
          <table:table-cell table:formula="of:=0.6626+[.$L6]*0.66*[.N$10]" office:value-type="float" office:value="3.3026" calcext:value-type="float">
            <text:p>3.3026</text:p>
          </table:table-cell>
          <table:table-cell table:formula="of:=0.6626+[.$L6]*0.66*[.O$10]" office:value-type="float" office:value="5.9426" calcext:value-type="float">
            <text:p>5.9426</text:p>
          </table:table-cell>
          <table:table-cell table:formula="of:=0.6626+[.$L6]*0.66*[.P$10]" office:value-type="float" office:value="8.5826" calcext:value-type="float">
            <text:p>8.5826</text:p>
          </table:table-cell>
          <table:table-cell table:formula="of:=0.6626+[.$L6]*0.66*[.Q$10]" office:value-type="float" office:value="11.2226" calcext:value-type="float">
            <text:p>11.2226</text:p>
          </table:table-cell>
        </table:table-row>
        <table:table-row table:style-name="ro1">
          <table:table-cell office:value-type="string" calcext:value-type="string">
            <text:p>&gt;4</text:p>
          </table:table-cell>
          <table:table-cell table:formula="of:=1-SUM([.B2:.B6])" office:value-type="float" office:value="0.00543529346123917" calcext:value-type="float">
            <text:p>0.00543529346123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formula="of:=0.6626+[.$L7]*0.66*[.M$10]" office:value-type="float" office:value="0.6626" calcext:value-type="float">
            <text:p>0.6626</text:p>
          </table:table-cell>
          <table:table-cell table:formula="of:=0.6626+[.$L7]*0.66*[.N$10]" office:value-type="float" office:value="3.9626" calcext:value-type="float">
            <text:p>3.9626</text:p>
          </table:table-cell>
          <table:table-cell table:formula="of:=0.6626+[.$L7]*0.66*[.O$10]" office:value-type="float" office:value="7.2626" calcext:value-type="float">
            <text:p>7.2626</text:p>
          </table:table-cell>
          <table:table-cell table:formula="of:=0.6626+[.$L7]*0.66*[.P$10]" office:value-type="float" office:value="10.5626" calcext:value-type="float">
            <text:p>10.5626</text:p>
          </table:table-cell>
          <table:table-cell table:formula="of:=0.6626+[.$L7]*0.66*[.Q$10]" office:value-type="float" office:value="13.8626" calcext:value-type="float">
            <text:p>13.8626</text:p>
          </table:table-cell>
        </table:table-row>
        <table:table-row table:style-name="ro1">
          <table:table-cell table:number-columns-repeated="11"/>
          <table:table-cell office:value-type="float" office:value="5.7" calcext:value-type="float">
            <text:p>5.7</text:p>
          </table:table-cell>
          <table:table-cell table:formula="of:=0.6626+[.$L8]*0.66*[.M$10]" office:value-type="float" office:value="0.6626" calcext:value-type="float">
            <text:p>0.6626</text:p>
          </table:table-cell>
          <table:table-cell table:formula="of:=0.6626+[.$L8]*0.66*[.N$10]" office:value-type="float" office:value="4.4246" calcext:value-type="float">
            <text:p>4.4246</text:p>
          </table:table-cell>
          <table:table-cell table:formula="of:=0.6626+[.$L8]*0.66*[.O$10]" office:value-type="float" office:value="8.1866" calcext:value-type="float">
            <text:p>8.1866</text:p>
          </table:table-cell>
          <table:table-cell table:formula="of:=0.6626+[.$L8]*0.66*[.P$10]" office:value-type="float" office:value="11.9486" calcext:value-type="float">
            <text:p>11.9486</text:p>
          </table:table-cell>
          <table:table-cell table:formula="of:=0.6626+[.$L8]*0.66*[.Q$10]" office:value-type="float" office:value="15.7106" calcext:value-type="float">
            <text:p>15.710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Delta" table:style-name="ta1">
        <table:shapes>
          <draw:frame draw:z-index="0" draw:style-name="gr1" draw:text-style-name="P1" svg:width="159.99mm" svg:height="89.99mm" svg:x="68.74mm" svg:y="1mm">
            <loext:p draw:notify-on-update-of-ranges="Delta.A1:Delta.A1 Delta.A2:Delta.A8 Delta.B1:Delta.B1 Delta.B2:Delta.B8 Delta.C1:Delta.C1 Delta.C2:Delta.C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eteropneum Amplitude (kCept)</text:p>
          </table:table-cell>
          <table:table-cell office:value-type="string" calcext:value-type="string">
            <text:p>Average EFS</text:p>
          </table:table-cell>
          <table:table-cell office:value-type="string" calcext:value-type="string">
            <text:p>Min EF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]+0.0882*19.2" office:value-type="float" office:value="4.94644" calcext:value-type="float">
            <text:p>4.94644</text:p>
          </table:table-cell>
          <table:table-cell table:formula="of:=3.253+0.32*[.A2]" office:value-type="float" office:value="3.253" calcext:value-type="float">
            <text:p>3.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3]+0.0882*19.2" office:value-type="float" office:value="5.26644" calcext:value-type="float">
            <text:p>5.26644</text:p>
          </table:table-cell>
          <table:table-cell table:formula="of:=3.253+0.32*[.A3]" office:value-type="float" office:value="3.573" calcext:value-type="float">
            <text:p>3.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4]+0.0882*19.2" office:value-type="float" office:value="5.58644" calcext:value-type="float">
            <text:p>5.58644</text:p>
          </table:table-cell>
          <table:table-cell table:formula="of:=3.253+0.32*[.A4]" office:value-type="float" office:value="3.893" calcext:value-type="float">
            <text:p>3.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5]+0.0882*19.2" office:value-type="float" office:value="5.90644" calcext:value-type="float">
            <text:p>5.90644</text:p>
          </table:table-cell>
          <table:table-cell table:formula="of:=3.253+0.32*[.A5]" office:value-type="float" office:value="4.213" calcext:value-type="float">
            <text:p>4.2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]+0.0882*19.2" office:value-type="float" office:value="6.22644" calcext:value-type="float">
            <text:p>6.22644</text:p>
          </table:table-cell>
          <table:table-cell table:formula="of:=3.253+0.32*[.A6]" office:value-type="float" office:value="4.533" calcext:value-type="float">
            <text:p>4.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7]+0.0882*19.2" office:value-type="float" office:value="6.54644" calcext:value-type="float">
            <text:p>6.54644</text:p>
          </table:table-cell>
          <table:table-cell table:formula="of:=3.253+0.32*[.A7]" office:value-type="float" office:value="4.853" calcext:value-type="float">
            <text:p>4.85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C8]+0.0882*19.2" office:value-type="float" office:value="6.77044" calcext:value-type="float">
            <text:p>6.77044</text:p>
          </table:table-cell>
          <table:table-cell table:formula="of:=3.253+0.32*[.A8]" office:value-type="float" office:value="5.077" calcext:value-type="float">
            <text:p>5.077</text:p>
          </table:table-cell>
        </table:table-row>
      </table:table>
      <table:table table:name="Epsilon" table:style-name="ta1">
        <table:shapes>
          <draw:frame draw:z-index="0" draw:style-name="gr1" draw:text-style-name="P1" svg:width="159.99mm" svg:height="89.99mm" svg:x="46.16mm" svg:y="1mm">
            <loext:p draw:notify-on-update-of-ranges="Epsilon.A1:Epsilon.A1 Epsilon.A2:Epsilon.A60 Epsilon.B1:Epsilon.B1 Epsilon.B2:Epsilon.B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teropneum Strength (kCept)</text:p>
          </table:table-cell>
          <table:table-cell office:value-type="string" calcext:value-type="string">
            <text:p>Effective Field Str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0.46 - [.A2]*1.12 + [.A2]*[.A2]*0.93 - [.A2]*[.A2]*[.A2]*0.14; 0)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MAX(0.46 - [.A3]*1.12 + [.A3]*[.A3]*0.93 - [.A3]*[.A3]*[.A3]*0.14; 0)" office:value-type="float" office:value="0.35716" calcext:value-type="float">
            <text:p>0.3571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MAX(0.46 - [.A4]*1.12 + [.A4]*[.A4]*0.93 - [.A4]*[.A4]*[.A4]*0.14; 0)" office:value-type="float" office:value="0.27208" calcext:value-type="float">
            <text:p>0.272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MAX(0.46 - [.A5]*1.12 + [.A5]*[.A5]*0.93 - [.A5]*[.A5]*[.A5]*0.14; 0)" office:value-type="float" office:value="0.20392" calcext:value-type="float">
            <text:p>0.2039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MAX(0.46 - [.A6]*1.12 + [.A6]*[.A6]*0.93 - [.A6]*[.A6]*[.A6]*0.14; 0)" office:value-type="float" office:value="0.15184" calcext:value-type="float">
            <text:p>0.1518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MAX(0.46 - [.A7]*1.12 + [.A7]*[.A7]*0.93 - [.A7]*[.A7]*[.A7]*0.14; 0)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MAX(0.46 - [.A8]*1.12 + [.A8]*[.A8]*0.93 - [.A8]*[.A8]*[.A8]*0.14; 0)" office:value-type="float" office:value="0.09256" calcext:value-type="float">
            <text:p>0.0925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MAX(0.46 - [.A9]*1.12 + [.A9]*[.A9]*0.93 - [.A9]*[.A9]*[.A9]*0.14; 0)" office:value-type="float" office:value="0.08368" calcext:value-type="float">
            <text:p>0.0836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MAX(0.46 - [.A10]*1.12 + [.A10]*[.A10]*0.93 - [.A10]*[.A10]*[.A10]*0.14; 0)" office:value-type="float" office:value="0.08752" calcext:value-type="float">
            <text:p>0.0875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MAX(0.46 - [.A11]*1.12 + [.A11]*[.A11]*0.93 - [.A11]*[.A11]*[.A11]*0.14; 0)" office:value-type="float" office:value="0.10324" calcext:value-type="float">
            <text:p>0.10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0.46 - [.A12]*1.12 + [.A12]*[.A12]*0.93 - [.A12]*[.A12]*[.A12]*0.14; 0)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MAX(0.46 - [.A13]*1.12 + [.A13]*[.A13]*0.93 - [.A13]*[.A13]*[.A13]*0.14; 0)" office:value-type="float" office:value="0.16696" calcext:value-type="float">
            <text:p>0.1669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MAX(0.46 - [.A14]*1.12 + [.A14]*[.A14]*0.93 - [.A14]*[.A14]*[.A14]*0.14; 0)" office:value-type="float" office:value="0.21328" calcext:value-type="float">
            <text:p>0.2132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MAX(0.46 - [.A15]*1.12 + [.A15]*[.A15]*0.93 - [.A15]*[.A15]*[.A15]*0.14; 0)" office:value-type="float" office:value="0.26812" calcext:value-type="float">
            <text:p>0.2681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MAX(0.46 - [.A16]*1.12 + [.A16]*[.A16]*0.93 - [.A16]*[.A16]*[.A16]*0.14; 0)" office:value-type="float" office:value="0.33064" calcext:value-type="float">
            <text:p>0.3306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MAX(0.46 - [.A17]*1.12 + [.A17]*[.A17]*0.93 - [.A17]*[.A17]*[.A17]*0.14; 0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MAX(0.46 - [.A18]*1.12 + [.A18]*[.A18]*0.93 - [.A18]*[.A18]*[.A18]*0.14; 0)" office:value-type="float" office:value="0.47536" calcext:value-type="float">
            <text:p>0.4753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MAX(0.46 - [.A19]*1.12 + [.A19]*[.A19]*0.93 - [.A19]*[.A19]*[.A19]*0.14; 0)" office:value-type="float" office:value="0.55588" calcext:value-type="float">
            <text:p>0.5558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MAX(0.46 - [.A20]*1.12 + [.A20]*[.A20]*0.93 - [.A20]*[.A20]*[.A20]*0.14; 0)" office:value-type="float" office:value="0.64072" calcext:value-type="float">
            <text:p>0.6407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MAX(0.46 - [.A21]*1.12 + [.A21]*[.A21]*0.93 - [.A21]*[.A21]*[.A21]*0.14; 0)" office:value-type="float" office:value="0.72904" calcext:value-type="float">
            <text:p>0.72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AX(0.46 - [.A22]*1.12 + [.A22]*[.A22]*0.93 - [.A22]*[.A22]*[.A22]*0.14; 0)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MAX(0.46 - [.A23]*1.12 + [.A23]*[.A23]*0.93 - [.A23]*[.A23]*[.A23]*0.14; 0)" office:value-type="float" office:value="0.91276" calcext:value-type="float">
            <text:p>0.9127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MAX(0.46 - [.A24]*1.12 + [.A24]*[.A24]*0.93 - [.A24]*[.A24]*[.A24]*0.14; 0)" office:value-type="float" office:value="1.00648" calcext:value-type="float">
            <text:p>1.0064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MAX(0.46 - [.A25]*1.12 + [.A25]*[.A25]*0.93 - [.A25]*[.A25]*[.A25]*0.14; 0)" office:value-type="float" office:value="1.10032" calcext:value-type="float">
            <text:p>1.1003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MAX(0.46 - [.A26]*1.12 + [.A26]*[.A26]*0.93 - [.A26]*[.A26]*[.A26]*0.14; 0)" office:value-type="float" office:value="1.19344" calcext:value-type="float">
            <text:p>1.1934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MAX(0.46 - [.A27]*1.12 + [.A27]*[.A27]*0.93 - [.A27]*[.A27]*[.A27]*0.14; 0)" office:value-type="float" office:value="1.285" calcext:value-type="float">
            <text:p>1.28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MAX(0.46 - [.A28]*1.12 + [.A28]*[.A28]*0.93 - [.A28]*[.A28]*[.A28]*0.14; 0)" office:value-type="float" office:value="1.37416" calcext:value-type="float">
            <text:p>1.3741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MAX(0.46 - [.A29]*1.12 + [.A29]*[.A29]*0.93 - [.A29]*[.A29]*[.A29]*0.14; 0)" office:value-type="float" office:value="1.46008" calcext:value-type="float">
            <text:p>1.4600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MAX(0.46 - [.A30]*1.12 + [.A30]*[.A30]*0.93 - [.A30]*[.A30]*[.A30]*0.14; 0)" office:value-type="float" office:value="1.54192" calcext:value-type="float">
            <text:p>1.5419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MAX(0.46 - [.A31]*1.12 + [.A31]*[.A31]*0.93 - [.A31]*[.A31]*[.A31]*0.14; 0)" office:value-type="float" office:value="1.61884" calcext:value-type="float">
            <text:p>1.618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AX(0.46 - [.A32]*1.12 + [.A32]*[.A32]*0.93 - [.A32]*[.A32]*[.A32]*0.14; 0)"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MAX(0.46 - [.A33]*1.12 + [.A33]*[.A33]*0.93 - [.A33]*[.A33]*[.A33]*0.14; 0)" office:value-type="float" office:value="1.75456" calcext:value-type="float">
            <text:p>1.7545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MAX(0.46 - [.A34]*1.12 + [.A34]*[.A34]*0.93 - [.A34]*[.A34]*[.A34]*0.14; 0)" office:value-type="float" office:value="1.81168" calcext:value-type="float">
            <text:p>1.8116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MAX(0.46 - [.A35]*1.12 + [.A35]*[.A35]*0.93 - [.A35]*[.A35]*[.A35]*0.14; 0)" office:value-type="float" office:value="1.86052" calcext:value-type="float">
            <text:p>1.8605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MAX(0.46 - [.A36]*1.12 + [.A36]*[.A36]*0.93 - [.A36]*[.A36]*[.A36]*0.14; 0)" office:value-type="float" office:value="1.90024" calcext:value-type="float">
            <text:p>1.9002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MAX(0.46 - [.A37]*1.12 + [.A37]*[.A37]*0.93 - [.A37]*[.A37]*[.A37]*0.14; 0)"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MAX(0.46 - [.A38]*1.12 + [.A38]*[.A38]*0.93 - [.A38]*[.A38]*[.A38]*0.14; 0)" office:value-type="float" office:value="1.94896" calcext:value-type="float">
            <text:p>1.9489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MAX(0.46 - [.A39]*1.12 + [.A39]*[.A39]*0.93 - [.A39]*[.A39]*[.A39]*0.14; 0)" office:value-type="float" office:value="1.95628" calcext:value-type="float">
            <text:p>1.9562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MAX(0.46 - [.A40]*1.12 + [.A40]*[.A40]*0.93 - [.A40]*[.A40]*[.A40]*0.14; 0)" office:value-type="float" office:value="1.95112" calcext:value-type="float">
            <text:p>1.95112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MAX(0.46 - [.A41]*1.12 + [.A41]*[.A41]*0.93 - [.A41]*[.A41]*[.A41]*0.14; 0)" office:value-type="float" office:value="1.93264" calcext:value-type="float">
            <text:p>1.93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0.46 - [.A42]*1.12 + [.A42]*[.A42]*0.93 - [.A42]*[.A42]*[.A42]*0.14; 0)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MAX(0.46 - [.A43]*1.12 + [.A43]*[.A43]*0.93 - [.A43]*[.A43]*[.A43]*0.14; 0)" office:value-type="float" office:value="1.85236" calcext:value-type="float">
            <text:p>1.8523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MAX(0.46 - [.A44]*1.12 + [.A44]*[.A44]*0.93 - [.A44]*[.A44]*[.A44]*0.14; 0)" office:value-type="float" office:value="1.78888" calcext:value-type="float">
            <text:p>1.7888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MAX(0.46 - [.A45]*1.12 + [.A45]*[.A45]*0.93 - [.A45]*[.A45]*[.A45]*0.14; 0)" office:value-type="float" office:value="1.70872" calcext:value-type="float">
            <text:p>1.7087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MAX(0.46 - [.A46]*1.12 + [.A46]*[.A46]*0.93 - [.A46]*[.A46]*[.A46]*0.14; 0)" office:value-type="float" office:value="1.61104" calcext:value-type="float">
            <text:p>1.6110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MAX(0.46 - [.A47]*1.12 + [.A47]*[.A47]*0.93 - [.A47]*[.A47]*[.A47]*0.14; 0)" office:value-type="float" office:value="1.495" calcext:value-type="float">
            <text:p>1.49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MAX(0.46 - [.A48]*1.12 + [.A48]*[.A48]*0.93 - [.A48]*[.A48]*[.A48]*0.14; 0)" office:value-type="float" office:value="1.35976" calcext:value-type="float">
            <text:p>1.3597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MAX(0.46 - [.A49]*1.12 + [.A49]*[.A49]*0.93 - [.A49]*[.A49]*[.A49]*0.14; 0)" office:value-type="float" office:value="1.20448" calcext:value-type="float">
            <text:p>1.2044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MAX(0.46 - [.A50]*1.12 + [.A50]*[.A50]*0.93 - [.A50]*[.A50]*[.A50]*0.14; 0)" office:value-type="float" office:value="1.02832" calcext:value-type="float">
            <text:p>1.0283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MAX(0.46 - [.A51]*1.12 + [.A51]*[.A51]*0.93 - [.A51]*[.A51]*[.A51]*0.14; 0)" office:value-type="float" office:value="0.830439999999999" calcext:value-type="float">
            <text:p>0.830439999999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AX(0.46 - [.A52]*1.12 + [.A52]*[.A52]*0.93 - [.A52]*[.A52]*[.A52]*0.14; 0)" office:value-type="float" office:value="0.609999999999999" calcext:value-type="float">
            <text:p>0.60999999999999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MAX(0.46 - [.A53]*1.12 + [.A53]*[.A53]*0.93 - [.A53]*[.A53]*[.A53]*0.14; 0)" office:value-type="float" office:value="0.366159999999997" calcext:value-type="float">
            <text:p>0.36615999999999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MAX(0.46 - [.A54]*1.12 + [.A54]*[.A54]*0.93 - [.A54]*[.A54]*[.A54]*0.14; 0)" office:value-type="float" office:value="0.0980799999999995" calcext:value-type="float">
            <text:p>0.09808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table:formula="of:=MAX(0.46 - [.A55]*1.12 + [.A55]*[.A55]*0.93 - [.A55]*[.A55]*[.A55]*0.14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MAX(0.46 - [.A56]*1.12 + [.A56]*[.A56]*0.93 - [.A56]*[.A56]*[.A56]*0.14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MAX(0.46 - [.A57]*1.12 + [.A57]*[.A57]*0.93 - [.A57]*[.A57]*[.A57]*0.14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MAX(0.46 - [.A58]*1.12 + [.A58]*[.A58]*0.93 - [.A58]*[.A58]*[.A58]*0.14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MAX(0.46 - [.A59]*1.12 + [.A59]*[.A59]*0.93 - [.A59]*[.A59]*[.A59]*0.14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MAX(0.46 - [.A60]*1.12 + [.A60]*[.A60]*0.93 - [.A60]*[.A60]*[.A60]*0.14; 0)" office:value-type="float" office:value="0" calcext:value-type="float">
            <text:p>0</text:p>
          </table:table-cell>
        </table:table-row>
      </table:table>
      <table:table table:name="Zeta" table:style-name="ta1">
        <table:shapes>
          <draw:frame draw:z-index="0" draw:style-name="gr1" draw:text-style-name="P1" svg:width="159.99mm" svg:height="89.99mm" svg:x="46.16mm" svg:y="1mm">
            <loext:p draw:notify-on-update-of-ranges="Zeta.A1:Zeta.A1 Zeta.A2:Zeta.A11 Zeta.B1:Zeta.B1 Zeta.B2:Zeta.B1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loorday</text:p>
          </table:table-cell>
          <table:table-cell office:value-type="string" calcext:value-type="string">
            <text:p>Heteropneum Amplitude (kCep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9434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0.9434" office:value-type="float" office:value="0.9434" calcext:value-type="float">
            <text:p>0.943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0.9434+0.4815" office:value-type="float" office:value="1.4249" calcext:value-type="float">
            <text:p>1.424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0.9434+0.4815" office:value-type="float" office:value="1.4249" calcext:value-type="float">
            <text:p>1.424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0.9434+0.4815+0.7033" office:value-type="float" office:value="2.1282" calcext:value-type="float">
            <text:p>2.128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0.9434+0.4815+0.7033" office:value-type="float" office:value="2.1282" calcext:value-type="float">
            <text:p>2.128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0.9434+0.4815+0.7033+0.8908" office:value-type="float" office:value="3.019" calcext:value-type="float">
            <text:p>3.01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0.9434+0.4815+0.7033+0.8908" office:value-type="float" office:value="3.019" calcext:value-type="float">
            <text:p>3.01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0.9434+0.4815+0.7033+0.8908-0.6081" office:value-type="float" office:value="2.4109" calcext:value-type="float">
            <text:p>2.410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0.9434+0.4815+0.7033+0.8908-0.6081" office:value-type="float" office:value="2.4109" calcext:value-type="float">
            <text:p>2.4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1T23:35:04.503374504</meta:creation-date>
    <dc:date>2021-06-22T00:49:39.340455867</dc:date>
    <meta:editing-duration>PT31M32S</meta:editing-duration>
    <meta:editing-cycles>2</meta:editing-cycles>
    <meta:generator>LibreOffice/5.2.7.2$Linux_X86_64 LibreOffice_project/20m0$Build-2</meta:generator>
    <meta:document-statistic meta:table-count="6" meta:cell-count="28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bar" chart:style-name="ch1">
        <chart:title svg:x="5.611cm" svg:y="0.316cm" chart:style-name="ch2">
          <text:p>Beta Resonance, Maria</text:p>
        </chart:title>
        <chart:plot-area chart:style-name="ch3" table:cell-range-address="Beta.B1:Beta.C13" chart:data-source-has-labels="both" svg:x="1.331cm" svg:y="1.275cm" svg:width="14.368cm" svg:height="6.569cm">
          <chartooo:coordinate-region svg:x="2.243cm" svg:y="1.474cm" svg:width="13.456cm" svg:height="5.723cm"/>
          <chart:axis chart:dimension="x" chart:name="primary-x" chart:style-name="ch4" chartooo:axis-type="auto">
            <chartooo:date-scale/>
            <chart:title svg:x="6.248cm" svg:y="8.024cm" chart:style-name="ch5">
              <text:p>Effective Field Strength (kCept)</text:p>
            </chart:title>
            <chart:categories table:cell-range-address="Beta.B2:Beta.B13"/>
          </chart:axis>
          <chart:axis chart:dimension="y" chart:name="primary-y" chart:style-name="ch6">
            <chart:title svg:x="0.451cm" svg:y="5.384cm" chart:style-name="ch7">
              <text:p>Probability</text:p>
            </chart:title>
            <chart:grid chart:style-name="ch8" chart:class="major"/>
          </chart:axis>
          <chart:series chart:style-name="ch9" chart:values-cell-range-address="Beta.C2:Beta.C13" chart:label-cell-address="Beta.C1:Beta.C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y</text:p>
                <draw:g>
                  <svg:desc>Beta.C1:Beta.C1</svg:desc>
                </draw:g>
              </table:table-cell>
            </table:table-row>
          </table:table-header-rows>
          <table:table-rows>
            <table:table-row>
              <table:table-cell office:value-type="float" office:value="2.401">
                <text:p>2.401</text:p>
                <draw:g>
                  <svg:desc>Beta.B2:Beta.B13</svg:desc>
                </draw:g>
              </table:table-cell>
              <table:table-cell office:value-type="float" office:value="0.0202419114458044">
                <text:p>0.0202419114458044</text:p>
                <draw:g>
                  <svg:desc>Beta.C2:Beta.C13</svg:desc>
                </draw:g>
              </table:table-cell>
            </table:table-row>
            <table:table-row>
              <table:table-cell office:value-type="float" office:value="2.505">
                <text:p>2.505</text:p>
              </table:table-cell>
              <table:table-cell office:value-type="float" office:value="0.0789434546386371">
                <text:p>0.0789434546386371</text:p>
              </table:table-cell>
            </table:table-row>
            <table:table-row>
              <table:table-cell office:value-type="float" office:value="2.608">
                <text:p>2.608</text:p>
              </table:table-cell>
              <table:table-cell office:value-type="float" office:value="0.153939736545342">
                <text:p>0.153939736545342</text:p>
              </table:table-cell>
            </table:table-row>
            <table:table-row>
              <table:table-cell office:value-type="float" office:value="2.711">
                <text:p>2.711</text:p>
              </table:table-cell>
              <table:table-cell office:value-type="float" office:value="0.200121657508945">
                <text:p>0.200121657508945</text:p>
              </table:table-cell>
            </table:table-row>
            <table:table-row>
              <table:table-cell office:value-type="float" office:value="2.815">
                <text:p>2.815</text:p>
              </table:table-cell>
              <table:table-cell office:value-type="float" office:value="0.195118616071221">
                <text:p>0.195118616071221</text:p>
              </table:table-cell>
            </table:table-row>
            <table:table-row>
              <table:table-cell office:value-type="float" office:value="2.918">
                <text:p>2.918</text:p>
              </table:table-cell>
              <table:table-cell office:value-type="float" office:value="0.152192520535553">
                <text:p>0.152192520535553</text:p>
              </table:table-cell>
            </table:table-row>
            <table:table-row>
              <table:table-cell office:value-type="float" office:value="3.022">
                <text:p>3.022</text:p>
              </table:table-cell>
              <table:table-cell office:value-type="float" office:value="0.0989251383481093">
                <text:p>0.0989251383481093</text:p>
              </table:table-cell>
            </table:table-row>
            <table:table-row>
              <table:table-cell office:value-type="float" office:value="3.125">
                <text:p>3.125</text:p>
              </table:table-cell>
              <table:table-cell office:value-type="float" office:value="0.055115434222518">
                <text:p>0.055115434222518</text:p>
              </table:table-cell>
            </table:table-row>
            <table:table-row>
              <table:table-cell office:value-type="float" office:value="3.228">
                <text:p>3.228</text:p>
              </table:table-cell>
              <table:table-cell office:value-type="float" office:value="0.0268687741834775">
                <text:p>0.0268687741834775</text:p>
              </table:table-cell>
            </table:table-row>
            <table:table-row>
              <table:table-cell office:value-type="float" office:value="3.332">
                <text:p>3.332</text:p>
              </table:table-cell>
              <table:table-cell office:value-type="float" office:value="0.0116431354795069">
                <text:p>0.0116431354795069</text:p>
              </table:table-cell>
            </table:table-row>
            <table:table-row>
              <table:table-cell office:value-type="float" office:value="3.435">
                <text:p>3.435</text:p>
              </table:table-cell>
              <table:table-cell office:value-type="float" office:value="0.0045408228370077">
                <text:p>0.0045408228370077</text:p>
              </table:table-cell>
            </table:table-row>
            <table:table-row>
              <table:table-cell office:value-type="string">
                <text:p>&gt;3.435</text:p>
              </table:table-cell>
              <table:table-cell office:value-type="float" office:value="0.00234879818387723">
                <text:p>0.00234879818387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96cm" svg:y="0.316cm" chart:style-name="ch2">
          <text:p>Alpha Resonance, Maria</text:p>
        </chart:title>
        <chart:legend chart:legend-position="end" svg:x="12.46cm" svg:y="3.952cm" style:legend-expansion="high" chart:style-name="ch3"/>
        <chart:plot-area chart:style-name="ch4" table:cell-range-address="Alpha.A1:Alpha.C5" chart:data-source-has-labels="both" svg:x="1.331cm" svg:y="1.275cm" svg:width="10.809cm" svg:height="6.564cm">
          <chartooo:coordinate-region svg:x="2.058cm" svg:y="1.474cm" svg:width="9.802cm" svg:height="5.718cm"/>
          <chart:axis chart:dimension="x" chart:name="primary-x" chart:style-name="ch5" chartooo:axis-type="auto">
            <chart:title svg:x="6.043cm" svg:y="8.019cm" chart:style-name="ch6">
              <text:p>Floorday</text:p>
            </chart:title>
            <chart:categories table:cell-range-address="Alpha.A2:Alpha.A5"/>
          </chart:axis>
          <chart:axis chart:dimension="y" chart:name="primary-y" chart:style-name="ch5">
            <chart:title svg:x="0.451cm" svg:y="6.824cm" chart:style-name="ch7">
              <text:p>Effective Field Strength (kCept)</text:p>
            </chart:title>
            <chart:grid chart:style-name="ch8" chart:class="major"/>
          </chart:axis>
          <chart:series chart:style-name="ch9" chart:values-cell-range-address="Alpha.B2:Alpha.B5" chart:label-cell-address="Alpha.B1:Alpha.B1" chart:class="chart:scatter">
            <chart:domain table:cell-range-address="Alpha.A2:Alpha.A5"/>
            <chart:data-point chart:repeated="4"/>
          </chart:series>
          <chart:series chart:style-name="ch10" chart:values-cell-range-address="Alpha.C2:Alpha.C5" chart:label-cell-address="Alpha.C1:Alpha.C1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FS</text:p>
                <draw:g>
                  <svg:desc>Alpha.B1:Alpha.B1</svg:desc>
                </draw:g>
              </table:table-cell>
              <table:table-cell office:value-type="string">
                <text:p>Minimum EFS</text:p>
                <draw:g>
                  <svg:desc>Alpha.C1:Alpha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lpha.A2:Alpha.A5</svg:desc>
                </draw:g>
              </table:table-cell>
              <table:table-cell office:value-type="float" office:value="3.7351">
                <text:p>3.7351</text:p>
                <draw:g>
                  <svg:desc>Alpha.B2:Alpha.B5</svg:desc>
                </draw:g>
              </table:table-cell>
              <table:table-cell office:value-type="float" office:value="3.4444">
                <text:p>3.4444</text:p>
                <draw:g>
                  <svg:desc>Alpha.C2:Alpha.C5</svg:desc>
                </draw:g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3.7351">
                <text:p>3.7351</text:p>
              </table:table-cell>
              <table:table-cell office:value-type="float" office:value="3.4444">
                <text:p>3.4444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4.2462">
                <text:p>4.2462</text:p>
              </table:table-cell>
              <table:table-cell office:value-type="float" office:value="3.9555">
                <text:p>3.9555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4.2462">
                <text:p>4.2462</text:p>
              </table:table-cell>
              <table:table-cell office:value-type="float" office:value="3.9555">
                <text:p>3.9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Output of Po(1.1) Poisson process</text:p>
        </chart:title>
        <chart:plot-area chart:style-name="ch3" table:cell-range-address="Gamma.A1:Gamma.B8" chart:data-source-has-labels="both" svg:x="1.331cm" svg:y="1.275cm" svg:width="14.349cm" svg:height="6.564cm">
          <chartooo:coordinate-region svg:x="2.243cm" svg:y="1.474cm" svg:width="13.437cm" svg:height="5.718cm"/>
          <chart:axis chart:dimension="x" chart:name="primary-x" chart:style-name="ch4" chartooo:axis-type="auto">
            <chartooo:date-scale/>
            <chart:title svg:x="7.971cm" svg:y="8.019cm" chart:style-name="ch5">
              <text:p>Output</text:p>
            </chart:title>
            <chart:categories table:cell-range-address="Gamma.A2:Gamma.A8"/>
          </chart:axis>
          <chart:axis chart:dimension="y" chart:name="primary-y" chart:style-name="ch6">
            <chart:title svg:x="0.451cm" svg:y="5.382cm" chart:style-name="ch7">
              <text:p>Probability</text:p>
            </chart:title>
            <chart:grid chart:style-name="ch8" chart:class="major"/>
          </chart:axis>
          <chart:series chart:style-name="ch9" chart:values-cell-range-address="Gamma.B2:Gamma.B8" chart:label-cell-address="Gamma.B1:Gamma.B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y</text:p>
                <draw:g>
                  <svg:desc>Gamma.B1:Gamma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amma.A2:Gamma.A8</svg:desc>
                </draw:g>
              </table:table-cell>
              <table:table-cell office:value-type="float" office:value="0.33287108369808">
                <text:p>0.33287108369808</text:p>
                <draw:g>
                  <svg:desc>Gamma.B2:Gamma.B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66158192067887">
                <text:p>0.36615819206788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1387005637338">
                <text:p>0.2013870056373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73841902067024">
                <text:p>0.0738419020670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03065230684316">
                <text:p>0.0203065230684316</text:p>
              </table:table-cell>
            </table:table-row>
            <table:table-row>
              <table:table-cell office:value-type="string">
                <text:p>&gt;4</text:p>
              </table:table-cell>
              <table:table-cell office:value-type="float" office:value="0.00543529346123917">
                <text:p>0.00543529346123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7cm" svg:height="15.407cm" xlink:href=".." xlink:type="simple" chart:class="chart:scatter" chart:style-name="ch1">
        <chart:title svg:x="5.259cm" svg:y="0.444cm" chart:style-name="ch2">
          <text:p>Gamma Resonance, Maria</text:p>
        </chart:title>
        <chart:legend chart:legend-position="end" svg:x="12.913cm" svg:y="6.408cm" style:legend-expansion="high" chart:style-name="ch3"/>
        <chart:plot-area chart:style-name="ch4" table:cell-range-address="Gamma.L1:Gamma.Q8" chart:data-source-has-labels="both" svg:x="1.33cm" svg:y="1.531cm" svg:width="11.264cm" svg:height="12.587cm">
          <chartooo:coordinate-region svg:x="1.766cm" svg:y="1.73cm" svg:width="10.549cm" svg:height="11.741cm"/>
          <chart:axis chart:dimension="x" chart:name="primary-x" chart:style-name="ch5" chartooo:axis-type="auto">
            <chart:title svg:x="4.59cm" svg:y="14.426cm" chart:style-name="ch6">
              <text:p>Heteropneum Amplitude (kCept)</text:p>
            </chart:title>
            <chart:categories table:cell-range-address="Gamma.L2:Gamma.L8"/>
            <chart:grid chart:style-name="ch7" chart:class="major"/>
          </chart:axis>
          <chart:axis chart:dimension="y" chart:name="primary-y" chart:style-name="ch8">
            <chart:title svg:x="0.451cm" svg:y="10.091cm" chart:style-name="ch9">
              <text:p>Effective Field Strength (kCept)</text:p>
            </chart:title>
            <chart:grid chart:style-name="ch7" chart:class="major"/>
          </chart:axis>
          <chart:series chart:style-name="ch10" chart:values-cell-range-address="Gamma.M2:Gamma.M8" chart:label-cell-address="Gamma.M1:Gamma.M1" chart:class="chart:scatter">
            <chart:domain table:cell-range-address="Gamma.L2:Gamma.L8"/>
            <chart:data-point chart:repeated="7"/>
          </chart:series>
          <chart:series chart:style-name="ch11" chart:values-cell-range-address="Gamma.N2:Gamma.N8" chart:label-cell-address="Gamma.N1:Gamma.N1" chart:class="chart:scatter">
            <chart:data-point chart:repeated="7"/>
          </chart:series>
          <chart:series chart:style-name="ch12" chart:values-cell-range-address="Gamma.O2:Gamma.O8" chart:label-cell-address="Gamma.O1:Gamma.O1" chart:class="chart:scatter">
            <chart:data-point chart:repeated="7"/>
          </chart:series>
          <chart:series chart:style-name="ch13" chart:values-cell-range-address="Gamma.P2:Gamma.P8" chart:label-cell-address="Gamma.P1:Gamma.P1" chart:class="chart:scatter">
            <chart:data-point chart:repeated="7"/>
          </chart:series>
          <chart:series chart:style-name="ch14" chart:values-cell-range-address="Gamma.Q2:Gamma.Q8" chart:label-cell-address="Gamma.Q1:Gamma.Q1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(1.1) = 0</text:p>
                <draw:g>
                  <svg:desc>Gamma.M1:Gamma.M1</svg:desc>
                </draw:g>
              </table:table-cell>
              <table:table-cell office:value-type="string">
                <text:p>Po(1.1) = 1</text:p>
                <draw:g>
                  <svg:desc>Gamma.N1:Gamma.N1</svg:desc>
                </draw:g>
              </table:table-cell>
              <table:table-cell office:value-type="string">
                <text:p>Po(1.1) = 2</text:p>
                <draw:g>
                  <svg:desc>Gamma.O1:Gamma.O1</svg:desc>
                </draw:g>
              </table:table-cell>
              <table:table-cell office:value-type="string">
                <text:p>Po(1.1) = 3</text:p>
                <draw:g>
                  <svg:desc>Gamma.P1:Gamma.P1</svg:desc>
                </draw:g>
              </table:table-cell>
              <table:table-cell office:value-type="string">
                <text:p>Po(1.1) = 4</text:p>
                <draw:g>
                  <svg:desc>Gamma.Q1:Gamma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amma.L2:Gamma.L8</svg:desc>
                </draw:g>
              </table:table-cell>
              <table:table-cell office:value-type="float" office:value="0.6626">
                <text:p>0.6626</text:p>
                <draw:g>
                  <svg:desc>Gamma.M2:Gamma.M8</svg:desc>
                </draw:g>
              </table:table-cell>
              <table:table-cell office:value-type="float" office:value="0.6626">
                <text:p>0.6626</text:p>
                <draw:g>
                  <svg:desc>Gamma.N2:Gamma.N8</svg:desc>
                </draw:g>
              </table:table-cell>
              <table:table-cell office:value-type="float" office:value="0.6626">
                <text:p>0.6626</text:p>
                <draw:g>
                  <svg:desc>Gamma.O2:Gamma.O8</svg:desc>
                </draw:g>
              </table:table-cell>
              <table:table-cell office:value-type="float" office:value="0.6626">
                <text:p>0.6626</text:p>
                <draw:g>
                  <svg:desc>Gamma.P2:Gamma.P8</svg:desc>
                </draw:g>
              </table:table-cell>
              <table:table-cell office:value-type="float" office:value="0.6626">
                <text:p>0.6626</text:p>
                <draw:g>
                  <svg:desc>Gamma.Q2:Gamma.Q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626">
                <text:p>0.6626</text:p>
              </table:table-cell>
              <table:table-cell office:value-type="float" office:value="1.3226">
                <text:p>1.3226</text:p>
              </table:table-cell>
              <table:table-cell office:value-type="float" office:value="1.9826">
                <text:p>1.9826</text:p>
              </table:table-cell>
              <table:table-cell office:value-type="float" office:value="2.6426">
                <text:p>2.6426</text:p>
              </table:table-cell>
              <table:table-cell office:value-type="float" office:value="3.3026">
                <text:p>3.30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626">
                <text:p>0.6626</text:p>
              </table:table-cell>
              <table:table-cell office:value-type="float" office:value="1.9826">
                <text:p>1.9826</text:p>
              </table:table-cell>
              <table:table-cell office:value-type="float" office:value="3.3026">
                <text:p>3.3026</text:p>
              </table:table-cell>
              <table:table-cell office:value-type="float" office:value="4.6226">
                <text:p>4.6226</text:p>
              </table:table-cell>
              <table:table-cell office:value-type="float" office:value="5.9426">
                <text:p>5.94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626">
                <text:p>0.6626</text:p>
              </table:table-cell>
              <table:table-cell office:value-type="float" office:value="2.6426">
                <text:p>2.6426</text:p>
              </table:table-cell>
              <table:table-cell office:value-type="float" office:value="4.6226">
                <text:p>4.6226</text:p>
              </table:table-cell>
              <table:table-cell office:value-type="float" office:value="6.6026">
                <text:p>6.6026</text:p>
              </table:table-cell>
              <table:table-cell office:value-type="float" office:value="8.5826">
                <text:p>8.58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626">
                <text:p>0.6626</text:p>
              </table:table-cell>
              <table:table-cell office:value-type="float" office:value="3.3026">
                <text:p>3.3026</text:p>
              </table:table-cell>
              <table:table-cell office:value-type="float" office:value="5.9426">
                <text:p>5.9426</text:p>
              </table:table-cell>
              <table:table-cell office:value-type="float" office:value="8.5826">
                <text:p>8.5826</text:p>
              </table:table-cell>
              <table:table-cell office:value-type="float" office:value="11.2226">
                <text:p>11.22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626">
                <text:p>0.6626</text:p>
              </table:table-cell>
              <table:table-cell office:value-type="float" office:value="3.9626">
                <text:p>3.9626</text:p>
              </table:table-cell>
              <table:table-cell office:value-type="float" office:value="7.2626">
                <text:p>7.2626</text:p>
              </table:table-cell>
              <table:table-cell office:value-type="float" office:value="10.5626">
                <text:p>10.5626</text:p>
              </table:table-cell>
              <table:table-cell office:value-type="float" office:value="13.8626">
                <text:p>13.8626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6626">
                <text:p>0.6626</text:p>
              </table:table-cell>
              <table:table-cell office:value-type="float" office:value="4.4246">
                <text:p>4.4246</text:p>
              </table:table-cell>
              <table:table-cell office:value-type="float" office:value="8.1866">
                <text:p>8.1866</text:p>
              </table:table-cell>
              <table:table-cell office:value-type="float" office:value="11.9486">
                <text:p>11.9486</text:p>
              </table:table-cell>
              <table:table-cell office:value-type="float" office:value="15.7106">
                <text:p>15.71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35cm" svg:y="0.316cm" chart:style-name="ch2">
          <text:p>Delta Resonance, Maria</text:p>
        </chart:title>
        <chart:legend chart:legend-position="end" svg:x="12.619cm" svg:y="3.952cm" style:legend-expansion="high" chart:style-name="ch3"/>
        <chart:plot-area chart:style-name="ch4" table:cell-range-address="Delta.A1:Delta.C8" chart:data-source-has-labels="both" svg:x="1.331cm" svg:y="1.275cm" svg:width="10.968cm" svg:height="6.564cm">
          <chartooo:coordinate-region svg:x="1.767cm" svg:y="1.474cm" svg:width="10.438cm" svg:height="5.718cm"/>
          <chart:axis chart:dimension="x" chart:name="primary-x" chart:style-name="ch5" chartooo:axis-type="auto">
            <chart:title svg:x="4.443cm" svg:y="8.019cm" chart:style-name="ch6">
              <text:p>Heteropneum Amplitude (kCept)</text:p>
            </chart:title>
            <chart:categories table:cell-range-address="Delta.A2:Delta.A8"/>
            <chart:grid chart:style-name="ch7" chart:class="major"/>
          </chart:axis>
          <chart:axis chart:dimension="y" chart:name="primary-y" chart:style-name="ch5">
            <chart:title svg:x="0.451cm" svg:y="6.824cm" chart:style-name="ch8">
              <text:p>Effective Field Strength (kCept)</text:p>
            </chart:title>
            <chart:grid chart:style-name="ch7" chart:class="major"/>
          </chart:axis>
          <chart:series chart:style-name="ch9" chart:values-cell-range-address="Delta.B2:Delta.B8" chart:label-cell-address="Delta.B1:Delta.B1" chart:class="chart:scatter">
            <chart:domain table:cell-range-address="Delta.A2:Delta.A8"/>
            <chart:data-point chart:repeated="7"/>
          </chart:series>
          <chart:series chart:style-name="ch10" chart:values-cell-range-address="Delta.C2:Delta.C8" chart:label-cell-address="Delta.C1:Delta.C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FS</text:p>
                <draw:g>
                  <svg:desc>Delta.B1:Delta.B1</svg:desc>
                </draw:g>
              </table:table-cell>
              <table:table-cell office:value-type="string">
                <text:p>Min EFS</text:p>
                <draw:g>
                  <svg:desc>Delta.C1:Delta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elta.A2:Delta.A8</svg:desc>
                </draw:g>
              </table:table-cell>
              <table:table-cell office:value-type="float" office:value="4.94644">
                <text:p>4.94644</text:p>
                <draw:g>
                  <svg:desc>Delta.B2:Delta.B8</svg:desc>
                </draw:g>
              </table:table-cell>
              <table:table-cell office:value-type="float" office:value="3.253">
                <text:p>3.253</text:p>
                <draw:g>
                  <svg:desc>Delta.C2:Delta.C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.26644">
                <text:p>5.26644</text:p>
              </table:table-cell>
              <table:table-cell office:value-type="float" office:value="3.573">
                <text:p>3.5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58644">
                <text:p>5.58644</text:p>
              </table:table-cell>
              <table:table-cell office:value-type="float" office:value="3.893">
                <text:p>3.8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90644">
                <text:p>5.90644</text:p>
              </table:table-cell>
              <table:table-cell office:value-type="float" office:value="4.213">
                <text:p>4.2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22644">
                <text:p>6.22644</text:p>
              </table:table-cell>
              <table:table-cell office:value-type="float" office:value="4.533">
                <text:p>4.5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54644">
                <text:p>6.54644</text:p>
              </table:table-cell>
              <table:table-cell office:value-type="float" office:value="4.853">
                <text:p>4.85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6.77044">
                <text:p>6.77044</text:p>
              </table:table-cell>
              <table:table-cell office:value-type="float" office:value="5.077">
                <text:p>5.0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Epsilon Resonance, Maria</text:p>
        </chart:title>
        <chart:plot-area chart:style-name="ch3" table:cell-range-address="Epsilon.A1:Epsilon.B60" chart:data-source-has-labels="row" svg:x="1.331cm" svg:y="1.275cm" svg:width="14.349cm" svg:height="6.564cm">
          <chartooo:coordinate-region svg:x="2.058cm" svg:y="1.474cm" svg:width="13.528cm" svg:height="5.718cm"/>
          <chart:axis chart:dimension="x" chart:name="primary-x" chart:style-name="ch4">
            <chart:title svg:x="6.133cm" svg:y="8.019cm" chart:style-name="ch5">
              <text:p>Heteropneum Amplitude (kCept)</text:p>
            </chart:title>
          </chart:axis>
          <chart:axis chart:dimension="y" chart:name="primary-y" chart:style-name="ch4">
            <chart:title svg:x="0.451cm" svg:y="6.824cm" chart:style-name="ch6">
              <text:p>Effective Field Strength (kCept)</text:p>
            </chart:title>
            <chart:grid chart:style-name="ch7" chart:class="major"/>
          </chart:axis>
          <chart:series chart:style-name="ch8" chart:values-cell-range-address="Epsilon.B2:Epsilon.B60" chart:label-cell-address="Epsilon.B1:Epsilon.B1" chart:class="chart:scatter">
            <chart:domain table:cell-range-address="Epsilon.A2:Epsilon.A60"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ective Field Strength</text:p>
                <draw:g>
                  <svg:desc>Epsilon.B1:Epsil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psilon.A2:Epsilon.A60</svg:desc>
                </draw:g>
              </table:table-cell>
              <table:table-cell office:value-type="float" office:value="0.46">
                <text:p>0.46</text:p>
                <draw:g>
                  <svg:desc>Epsilon.B2:Epsilon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35716">
                <text:p>0.35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7208">
                <text:p>0.27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20392">
                <text:p>0.20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5184">
                <text:p>0.15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9256">
                <text:p>0.09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8368">
                <text:p>0.0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8752">
                <text:p>0.08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10324">
                <text:p>0.10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16696">
                <text:p>0.16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21328">
                <text:p>0.21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6812">
                <text:p>0.2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33064">
                <text:p>0.33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47536">
                <text:p>0.47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55588">
                <text:p>0.555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64072">
                <text:p>0.64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72904">
                <text:p>0.72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91276">
                <text:p>0.91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00648">
                <text:p>1.00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10032">
                <text:p>1.10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19344">
                <text:p>1.19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37416">
                <text:p>1.374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46008">
                <text:p>1.46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54192">
                <text:p>1.54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61884">
                <text:p>1.618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.75456">
                <text:p>1.75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.81168">
                <text:p>1.81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.86052">
                <text:p>1.86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.90024">
                <text:p>1.90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.94896">
                <text:p>1.948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.95628">
                <text:p>1.956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.95112">
                <text:p>1.95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.93264">
                <text:p>1.932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.85236">
                <text:p>1.85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1.78888">
                <text:p>1.788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1.70872">
                <text:p>1.70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1.61104">
                <text:p>1.611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1.35976">
                <text:p>1.35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1.20448">
                <text:p>1.20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1.02832">
                <text:p>1.028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830439999999999">
                <text:p>0.83043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609999999999999">
                <text:p>0.6099999999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366159999999997">
                <text:p>0.366159999999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0980799999999995">
                <text:p>0.0980799999999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24">
                <text:p>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5cm" svg:y="0.316cm" chart:style-name="ch2">
          <text:p>Zeta Resonance, Maria</text:p>
        </chart:title>
        <chart:plot-area chart:style-name="ch3" table:cell-range-address="Zeta.A1:Zeta.B11" chart:data-source-has-labels="row" svg:x="1.331cm" svg:y="1.275cm" svg:width="14.349cm" svg:height="6.564cm">
          <chartooo:coordinate-region svg:x="2.058cm" svg:y="1.474cm" svg:width="13.342cm" svg:height="5.718cm"/>
          <chart:axis chart:dimension="x" chart:name="primary-x" chart:style-name="ch4">
            <chart:title svg:x="7.813cm" svg:y="8.019cm" chart:style-name="ch5">
              <text:p>Floorday</text:p>
            </chart:title>
          </chart:axis>
          <chart:axis chart:dimension="y" chart:name="primary-y" chart:style-name="ch4">
            <chart:title svg:x="0.451cm" svg:y="6.824cm" chart:style-name="ch6">
              <text:p>Effective Field Strength (kCept)</text:p>
            </chart:title>
            <chart:grid chart:style-name="ch7" chart:class="major"/>
          </chart:axis>
          <chart:series chart:style-name="ch8" chart:values-cell-range-address="Zeta.B2:Zeta.B11" chart:label-cell-address="Zeta.B1:Zeta.B1" chart:class="chart:scatter">
            <chart:domain table:cell-range-address="Zeta.A2:Zeta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teropneum Amplitude (kCept)</text:p>
                <draw:g>
                  <svg:desc>Zeta.B1:Ze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Zeta.A2:Zeta.A11</svg:desc>
                </draw:g>
              </table:table-cell>
              <table:table-cell office:value-type="float" office:value="0.9434">
                <text:p>0.9434</text:p>
                <draw:g>
                  <svg:desc>Zeta.B2:Zeta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">
                <text:p>257</text:p>
              </table:table-cell>
              <table:table-cell office:value-type="float" office:value="1.4249">
                <text:p>1.4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  <table:table-cell office:value-type="float" office:value="1.4249">
                <text:p>1.4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">
                <text:p>304</text:p>
              </table:table-cell>
              <table:table-cell office:value-type="float" office:value="2.1282">
                <text:p>2.1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2">
                <text:p>502</text:p>
              </table:table-cell>
              <table:table-cell office:value-type="float" office:value="2.1282">
                <text:p>2.1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3">
                <text:p>503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8">
                <text:p>748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9">
                <text:p>749</text:p>
              </table:table-cell>
              <table:table-cell office:value-type="float" office:value="2.4109">
                <text:p>2.4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4">
                <text:p>814</text:p>
              </table:table-cell>
              <table:table-cell office:value-type="float" office:value="2.4109">
                <text:p>2.41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